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4.658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297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4.75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0.787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1.3cm"/>
    </style:style>
    <style:style style:name="co17" style:family="table-column">
      <style:table-column-properties fo:break-before="auto" style:column-width="5.597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4.002cm"/>
    </style:style>
    <style:style style:name="co21" style:family="table-column">
      <style:table-column-properties fo:break-before="auto" style:column-width="4.147cm"/>
    </style:style>
    <style:style style:name="co22" style:family="table-column">
      <style:table-column-properties fo:break-before="auto" style:column-width="4.81cm"/>
    </style:style>
    <style:style style:name="co23" style:family="table-column">
      <style:table-column-properties fo:break-before="auto" style:column-width="7.382cm"/>
    </style:style>
    <style:style style:name="co24" style:family="table-column">
      <style:table-column-properties fo:break-before="auto" style:column-width="3.6cm"/>
    </style:style>
    <style:style style:name="co25" style:family="table-column">
      <style:table-column-properties fo:break-before="auto" style:column-width="5.265cm"/>
    </style:style>
    <style:style style:name="co26" style:family="table-column">
      <style:table-column-properties fo:break-before="auto" style:column-width="3.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99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cc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cc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color="#0000cc" fo:font-weight="bold" style:font-weight-asian="bold" style:font-weight-complex="bold"/>
    </style:style>
    <style:style style:name="ce9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style:font-name="Liberation Sans" style:font-name-asian="AR PL UMing HK" style:font-name-complex="Lohit Devanagari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AR PL UMing HK" style:font-name-complex="Lohit Devanagari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cc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cc" fo:border="0.06pt solid #000000"/>
    </style:style>
    <style:style style:name="ce2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8" table:default-cell-style-name="ce1"/>
        <table:table-column table:style-name="co1" table:number-columns-repeated="1001" table:default-cell-style-name="ce1"/>
        <table:table-row table:style-name="ro1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2" table:number-columns-spanned="2" table:number-rows-spanned="1"/>
          <table:covered-table-cell table:style-name="ce3"/>
          <table:table-cell table:number-columns-repeated="2"/>
          <table:table-cell table:style-name="ce2" office:value-type="string" calcext:value-type="string" table:number-columns-spanned="2" table:number-rows-spanned="1">
            <text:p>DEMUX2</text:p>
          </table:table-cell>
          <table:covered-table-cell table:style-name="ce3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3" office:value-type="string" calcext:value-type="string">
            <text:p>SEL1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ce3" office:value-type="string" calcext:value-type="string">
            <text:p>SEL2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9" office:value-type="string" calcext:value-type="string">
            <text:p>decod_inEOC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inFIFO_inWriteEnable</text:p>
          </table:table-cell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4</text:p>
          </table:table-cell>
          <table:table-cell office:value-type="string" calcext:value-type="string">
            <text:p>coder_inDat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inMUX5</text:p>
          </table:table-cell>
          <table:table-cell office:value-type="string" calcext:value-type="string">
            <text:p>coder_inEmpty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MUX3</text:p>
          </table:table-cell>
          <table:table-cell office:value-type="string" calcext:value-type="string">
            <text:p>inFIFO_inReadEnable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inMUX8</text:p>
          </table:table-cell>
          <table:table-cell office:value-type="string" calcext:value-type="string">
            <text:p>cordic_inEnable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MUX11</text:p>
          </table:table-cell>
          <table:table-cell office:value-type="string" calcext:value-type="string">
            <text:p>CDR_inFlag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8" office:value-type="string" calcext:value-type="string">
            <text:p>inMUX14</text:p>
          </table:table-cell>
          <table:table-cell office:value-type="string" calcext:value-type="string">
            <text:p>CDR_inPhase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MUX12</text:p>
          </table:table-cell>
          <table:table-cell office:value-type="string" calcext:value-type="string">
            <text:p>outFIFO_inWriteEnable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18" office:value-type="string" calcext:value-type="string">
            <text:p>inMUX13</text:p>
          </table:table-cell>
          <table:table-cell office:value-type="string" calcext:value-type="string">
            <text:p>outFIFO_inData</text:p>
          </table:table-cell>
          <table:table-cell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11"/>
          <table:table-cell table:number-columns-repeated="2"/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12"/>
          <table:table-cell table:style-name="Default" table:number-columns-repeated="11"/>
          <table:table-cell table:number-columns-repeated="1001"/>
        </table:table-row>
        <table:table-row table:style-name="ro3">
          <table:table-cell table:number-columns-repeated="1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5</text:p>
          </table:table-cell>
          <table:covered-table-cell table:style-name="ce4" office:value-type="string" calcext:value-type="string">
            <text:p>MUX3</text:p>
          </table:covered-table-cell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3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oder_outRead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inFIFO_outData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inFIFO_outEmpty 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2]</text:p>
          </table:table-cell>
          <table:table-cell office:value-type="string" calcext:value-type="string">
            <text:p>inFIFO_inRead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1]</text:p>
          </table:table-cell>
          <table:table-cell office:value-type="string" calcext:value-type="string">
            <text:p>coder_inData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1]</text:p>
          </table:table-cell>
          <table:table-cell office:value-type="string" calcext:value-type="string">
            <text:p>coder_inEmpty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 table:number-columns-spanned="2" table:number-rows-spanned="1">
            <text:p>MUX6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7</text:p>
          </table:table-cell>
          <table:covered-table-cell table:style-name="ce3"/>
          <table:table-cell table:number-columns-repeated="2"/>
          <table:table-cell table:style-name="ce6" office:value-type="string" calcext:value-type="string" table:number-columns-spanned="2" table:number-rows-spanned="1">
            <text:p>MUX8</text:p>
          </table:table-cell>
          <table:covered-table-cell table:style-name="ce3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6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outI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outQ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24" office:value-type="string" calcext:value-type="string">
            <text:p>decod_outEOC</text:p>
          </table:table-cell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der_outSinQMasked 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/>
          <table:table-cell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MUX_outDEMUX17[1]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MUX_outDEMUX18[1]</text:p>
          </table:table-cell>
          <table:table-cell office:value-type="string" calcext:value-type="string">
            <text:p>cordic_inQ</text:p>
          </table:table-cell>
          <table:table-cell table:style-name="ce7"/>
          <table:table-cell table:style-name="ce22" office:value-type="float" office:value="2" calcext:value-type="float">
            <text:p>2</text:p>
          </table:table-cell>
          <table:table-cell table:style-name="ce4" office:value-type="string" calcext:value-type="string">
            <text:p>DEMUX_outDEMUX2[2]</text:p>
          </table:table-cell>
          <table:table-cell office:value-type="string" calcext:value-type="string">
            <text:p>cordic_inEnable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4"/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4"/>
          <table:table-cell/>
          <table:table-cell table:style-name="ce7"/>
          <table:table-cell table:style-name="ce4" office:value-type="float" office:value="3" calcext:value-type="float">
            <text:p>3</text:p>
          </table:table-cell>
          <table:table-cell table:style-name="ce25"/>
          <table:table-cell table:style-name="Default" table:number-columns-repeated="9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3"/>
          <table:table-cell table:style-name="ce7"/>
          <table:table-cell table:number-columns-repeated="6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/>
          <table:table-cell table:style-name="ce20"/>
          <table:table-cell table:style-name="ce21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/>
          <table:table-cell table:style-name="ce21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/>
          <table:table-cell table:style-name="ce7"/>
          <table:table-cell table:style-name="ce23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/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ecod_outII </text:p>
          </table:table-cell>
          <table:table-cell office:value-type="string" calcext:value-type="string">
            <text:p>decod_outI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decod_outQ</text:p>
          </table:table-cell>
          <table:table-cell office:value-type="string" calcext:value-type="string">
            <text:p>decod_outQ</text:p>
          </table:table-cell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4"/>
          <table:table-cell/>
          <table:table-cell table:style-name="ce7" table:number-columns-repeated="2"/>
          <table:table-cell table:number-columns-repeated="2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11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4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1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sig_cordic_outEnable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sig_cordic_outDirection 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3]</text:p>
          </table:table-cell>
          <table:table-cell office:value-type="string" calcext:value-type="string">
            <text:p>CDR_inFlag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3]</text:p>
          </table:table-cell>
          <table:table-cell office:value-type="string" calcext:value-type="string">
            <text:p>CDR_inPhase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 table:number-columns-spanned="2" table:number-rows-spanned="1">
            <text:p>MUX12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5" office:value-type="string" calcext:value-type="string" table:number-columns-spanned="2" table:number-rows-spanned="1">
            <text:p>MUX13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5">
          <table:table-cell table:number-columns-repeated="3"/>
          <table:table-cell table:style-name="Default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2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dr_outFlag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cdr_outData 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1[4] </text:p>
          </table:table-cell>
          <table:table-cell office:value-type="string" calcext:value-type="string">
            <text:p>outFIFO_inWriteEnab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EMUX_outDEMUX2[4]</text:p>
          </table:table-cell>
          <table:table-cell office:value-type="string" calcext:value-type="string">
            <text:p>outFIFO_inData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number-columns-repeated="2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5"/>
          <table:table-cell table:style-name="Default" table:number-columns-repeated="8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ecod_outEOC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cordic_outDirection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cdr_outData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dr_outFlag</text:p>
          </table:table-cell>
          <table:table-cell table:style-name="ce7"/>
          <table:table-cell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DEMUX17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2"/>
          <table:table-cell table:style-name="ce2" office:value-type="string" calcext:value-type="string" table:number-columns-spanned="2" table:number-rows-spanned="1">
            <text:p>DEMUX18</text:p>
          </table:table-cell>
          <table:covered-table-cell table:style-name="ce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2"/>
          <table:table-cell table:style-name="ce3" office:value-type="string" calcext:value-type="string">
            <text:p>SEL17</text:p>
          </table:table-cell>
          <table:table-cell table:style-name="ce3" office:value-type="string" calcext:value-type="string">
            <text:p>DATA_ou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inADCI 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decod_inADCQ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6</text:p>
          </table:table-cell>
          <table:table-cell office:value-type="string" calcext:value-type="string">
            <text:p>cordic_inI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nMUX7</text:p>
          </table:table-cell>
          <table:table-cell office:value-type="string" calcext:value-type="string">
            <text:p>cordic_inQ</text:p>
          </table:table-cell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1" table:default-cell-style-name="ce1"/>
        <table:table-column table:style-name="co1" table:number-columns-repeated="2" table:default-cell-style-name="ce1"/>
        <table:table-row table:style-name="ro1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INPUTS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 table:style-name="ce1" table:number-columns-repeated="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L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3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6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2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SEL17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9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0</text:p>
          </table:table-cell>
          <table:covered-table-cell table:style-name="ce3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9</text:p>
          </table:table-cell>
          <table:table-cell table:style-name="ce3" office:value-type="string" calcext:value-type="string">
            <text:p>DATA_in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I 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coder_outSinQ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IMasked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SinQMasked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MUX_outMUX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UX_outMUX7 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utFIFO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4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UX15</text:p>
          </table:table-cell>
          <table:covered-table-cell table:style-name="ce3"/>
          <table:table-cell table:style-name="ce1"/>
          <table:table-cell table:style-name="ce8" office:value-type="string" calcext:value-type="string" table:number-columns-spanned="2" table:number-rows-spanned="1">
            <text:p>MUX16</text:p>
          </table:table-cell>
          <table:covered-table-cell table:style-name="ce3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style-name="ce1"/>
          <table:table-cell table:style-name="ce3" office:value-type="string" calcext:value-type="string">
            <text:p>SEL15</text:p>
          </table:table-cell>
          <table:table-cell table:style-name="ce3" office:value-type="string" calcext:value-type="string">
            <text:p>DATA_in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Empty</text:p>
          </table:table-cell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>inFIFO_outData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decod_outEOC</text:p>
          </table:table-cell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oder_outReady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Direction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rdic_outEnable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dr_outData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cdr_outFlag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 table:number-rows-repeated="7"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table:number-columns-repeated="6"/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7"/>
          <table:table-cell table:style-name="ce27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0"/>
          <table:table-cell table:style-name="ce21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2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7"/>
          <table:table-cell table:style-name="ce23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1"/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9"/>
          <table:table-cell table:style-name="ce1"/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  <table:table-cell table:style-name="ce7"/>
          <table:table-cell/>
          <table:table-cell table:style-name="ce7"/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9"/>
          <table:table-cell table:style-name="ce1"/>
          <table:table-cell table:number-columns-repeated="3"/>
        </table:table-row>
      </table:table>
      <table:table table:name="STAND ALONE" table:style-name="ta1">
        <table:table-column table:style-name="co1" table:number-columns-repeated="9" table:default-cell-style-name="ce1"/>
        <table:table-column table:style-name="co22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05" table:default-cell-style-name="ce1"/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inFIFO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CODER</text:p>
          </table:table-cell>
          <table:covered-table-cell table:style-name="ce4"/>
          <table:table-cell/>
          <table:table-cell table:style-name="ce28" office:value-type="string" calcext:value-type="string" table:number-columns-spanned="2" table:number-rows-spanned="1">
            <text:p>DECODER</text:p>
          </table:table-cell>
          <table:covered-table-cell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/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04"/>
        </table:table-row>
        <table:table-row table:style-name="ro1" table:number-rows-repeated="2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CORDIC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CDR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outFIFO</text:p>
          </table:table-cell>
          <table:covered-table-cell/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29" office:value-type="string" calcext:value-type="string">
            <text:p>VALUE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number-columns-repeated="2" table:style-name="ce4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x</text:p>
          </table:table-cell>
          <table:table-cell table:style-name="Default" table:number-columns-repeated="11"/>
          <table:table-cell table:number-columns-repeated="1004"/>
        </table:table-row>
        <table:table-row table:style-name="ro1" table:number-rows-repeated="9">
          <table:table-cell table:number-columns-repeated="7"/>
          <table:table-cell table:style-name="Default" table:number-columns-repeated="13"/>
          <table:table-cell table:number-columns-repeated="1004"/>
        </table:table-row>
        <table:table-row table:style-name="ro1">
          <table:table-cell table:number-columns-repeated="7"/>
          <table:table-cell table:style-name="Default" table:number-columns-repeated="8"/>
          <table:table-cell table:number-columns-repeated="1009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0"/>
          <table:table-cell table:style-name="ce21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21" table:number-columns-repeated="2"/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ce7"/>
          <table:table-cell table:style-name="ce23"/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 table:number-columns-repeated="8"/>
          <table:table-cell table:style-name="ce7" table:number-columns-repeated="2"/>
          <table:table-cell table:number-columns-repeated="1007"/>
        </table:table-row>
        <table:table-row table:style-name="ro1" table:number-rows-repeated="10">
          <table:table-cell table:style-name="Default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table:number-columns-repeated="16"/>
          <table:table-cell table:style-name="ce7"/>
          <table:table-cell table:number-columns-repeated="1007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number-columns-repeated="6"/>
          <table:table-cell table:style-name="Default" table:number-columns-repeated="17"/>
          <table:table-cell table:number-columns-repeated="100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00/00/0000</text:date>, <text:time style:data-style-name="N2" text:time-value="10:07:28.739580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16T04:24:13.021222008</dc:date>
    <meta:editing-duration>P1DT10H2M50S</meta:editing-duration>
    <meta:editing-cycles>29</meta:editing-cycles>
    <meta:document-statistic meta:table-count="4" meta:cell-count="383" meta:object-count="0"/>
  </office:meta>
</office:document-meta>
</file>